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text-underline-type="single" style:text-underline-style="solid" style:text-underline-width="auto" style:text-underline-mode="continuous"/>
    </style:style>
    <style:style style:name="P2" style:parent-style-name="Normal" style:family="paragraph">
      <style:text-properties fo:font-weight="bold" style:font-weight-asian="bold" fo:font-size="16pt" style:font-size-asian="16pt" style:text-underline-type="single" style:text-underline-style="solid" style:text-underline-width="auto" style:text-underline-mode="continuous"/>
    </style:style>
    <style:style style:name="P3" style:parent-style-name="Normal" style:family="paragraph">
      <style:text-properties fo:font-size="14pt" style:font-size-asian="14pt"/>
    </style:style>
    <style:style style:name="P4" style:parent-style-name="Normal" style:family="paragraph">
      <style:text-properties fo:font-size="14pt" style:font-size-asian="14pt"/>
    </style:style>
    <style:style style:name="P5" style:parent-style-name="ListParagraph" style:list-style-name="LFO1" style:family="paragraph">
      <style:text-properties fo:font-size="14pt" style:font-size-asian="14pt"/>
    </style:style>
    <style:style style:name="P6" style:parent-style-name="ListParagraph" style:list-style-name="LFO1" style:family="paragraph">
      <style:text-properties fo:font-size="14pt" style:font-size-asian="14pt"/>
    </style:style>
    <style:style style:name="P7" style:parent-style-name="ListParagraph" style:list-style-name="LFO1" style:family="paragraph">
      <style:text-properties fo:font-size="14pt" style:font-size-asian="14pt"/>
    </style:style>
    <style:style style:name="P8" style:parent-style-name="ListParagraph" style:list-style-name="LFO1" style:family="paragraph">
      <style:text-properties fo:font-size="14pt" style:font-size-asian="14pt"/>
    </style:style>
    <style:style style:name="P9" style:parent-style-name="Normal" style:family="paragraph">
      <style:text-properties fo:font-size="14pt" style:font-size-asian="14pt"/>
    </style:style>
    <style:style style:name="P10" style:parent-style-name="Normal" style:family="paragraph">
      <style:text-properties fo:font-size="14pt" style:font-size-asian="14pt"/>
    </style:style>
    <style:style style:name="P11" style:parent-style-name="Normal" style:family="paragraph">
      <style:text-properties fo:font-size="14pt" style:font-size-asian="14pt"/>
    </style:style>
    <style:style style:name="T12" style:parent-style-name="DefaultParagraphFont" style:family="text">
      <style:text-properties fo:font-size="14pt" style:font-size-asian="14pt"/>
    </style:style>
    <style:style style:name="T13" style:parent-style-name="DefaultParagraphFont" style:family="text">
      <style:text-properties fo:font-size="14pt" style:font-size-asian="14pt"/>
    </style:style>
    <style:style style:name="T14" style:parent-style-name="DefaultParagraphFont" style:family="text">
      <style:text-properties fo:font-size="14pt" style:font-size-asian="14pt"/>
    </style:style>
    <style:style style:name="T15" style:parent-style-name="DefaultParagraphFont" style:family="text">
      <style:text-properties fo:font-size="14pt" style:font-size-asian="14pt"/>
    </style:style>
    <style:style style:name="T16" style:parent-style-name="DefaultParagraphFont" style:family="text">
      <style:text-properties fo:font-size="14pt" style:font-size-asian="14pt"/>
    </style:style>
    <style:style style:name="T17" style:parent-style-name="DefaultParagraphFont" style:family="text">
      <style:text-properties fo:font-size="14pt" style:font-size-asian="14pt"/>
    </style:style>
    <style:style style:name="T18" style:parent-style-name="DefaultParagraphFont" style:family="text">
      <style:text-properties fo:font-size="14pt" style:font-size-asian="14pt"/>
    </style:style>
    <style:style style:name="T19" style:parent-style-name="DefaultParagraphFont" style:family="text">
      <style:text-properties fo:font-size="14pt" style:font-size-asian="14pt"/>
    </style:style>
    <style:style style:name="T20" style:parent-style-name="DefaultParagraphFont" style:family="text">
      <style:text-properties fo:font-size="14pt" style:font-size-asian="14pt"/>
    </style:style>
    <style:style style:name="T21" style:parent-style-name="DefaultParagraphFont" style:family="text">
      <style:text-properties fo:font-size="14pt" style:font-size-asian="14pt"/>
    </style:style>
  </office:automatic-styles>
  <office:body>
    <office:text text:use-soft-page-breaks="true">
      <text:p text:style-name="P1">PART C</text:p>
      <text:p text:style-name="P2">MARKET RESEARCH-WHERE I COULD<text:s/>GO</text:p>
      <text:p text:style-name="P3">For my Arts Award, I need to research what the public thinks about my chosen topic. My chosen topic is in gaming and so therefore I need to ask gaming<text:s/>questions to the gaming community. By asking a range of questions, I can boost my expertise in making games.</text:p>
      <text:p text:style-name="P4">Asking gamers and programmers about games would mean:</text:p>
      <text:list text:style-name="LFO1" text:continue-numbering="true">
        <text:list-item>
          <text:p text:style-name="P5">I know more about what games are popular</text:p>
        </text:list-item>
        <text:list-item>
          <text:p text:style-name="P6">I know what kind of people I should be making a game<text:s/>for</text:p>
        </text:list-item>
        <text:list-item>
          <text:p text:style-name="P7">I can find how to make a game appealing</text:p>
        </text:list-item>
        <text:list-item>
          <text:p text:style-name="P8">It is easier to make a game on the market.</text:p>
        </text:list-item>
      </text:list>
      <text:p text:style-name="P9">I should be able to find these out by questioning people about each one. I can ask people who are hardcore gamers, part time gamers (who sometimes delve into gaming activities) and game developers; the developers include representatives, programmers and creators of games. All these people can be found at both Games Conventions and Games Conferences.</text:p>
      <text:p text:style-name="P10">At a game conference, new games are announced to an audience. These games are the next big hits in the world of gaming. There also tends to be trials of the games that are up and coming. From a place like this, I could learn advertising skills and what is in the market currently.</text:p>
      <text:p text:style-name="P11">At a games convention, there are lots more things to do. They are more for enjoyment of games rather than advertising them.<text:s/>Conventions typically have<text:s/>more games than at conferences and there is a lot more to do. When at conventions, one can buy a massive range of figurines, t-shirts, etc of games, play new<text:s/>games, and take part in<text:s/>a variety of activities to do with gaming.</text:p>
      <text:p text:style-name="Normal"><text:span text:style-name="T12">I decided it would be better to go to a games convention as I felt that there was more to be learnt from one. Although at a conference I would learn about the exact top games and how to<text:s/></text:span><text:span text:style-name="T13">promote and advertise</text:span><text:span text:style-name="T14">, at a convention, there is more I can learn about the gaming community as well as a range of new games; it is also easier to speak to people in a more enjoyable environment that of a convention. One key feature I<text:s/></text:span><text:span text:style-name="T15">need to explore</text:span><text:span text:style-name="T16"><text:s/>is age: as my p</text:span><text:span text:style-name="T17">roject was or</text:span><text:span text:style-name="T18">iginally aimed at children, I</text:span><text:span text:style-name="T19"><text:s/>need to<text:s/></text:span><text:span text:style-name="T20">research</text:span><text:span text:style-name="T21"><text:s/>what sort of games younger people prefer to play, so I can adjust my game according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Tomlin</meta:initial-creator>
    <dc:creator>Tom Tomlin</dc:creator>
    <meta:creation-date>2017-06-17T08:11:00Z</meta:creation-date>
    <dc:date>2017-06-27T21:03:00Z</dc:date>
    <meta:template xlink:href="Normal" xlink:type="simple"/>
    <meta:editing-cycles>7</meta:editing-cycles>
    <meta:editing-duration>PT42780S</meta:editing-duration>
    <meta:document-statistic meta:page-count="1" meta:paragraph-count="4" meta:word-count="319" meta:character-count="2139" meta:row-count="15" meta:non-whitespace-character-count="1824"/>
  </office:meta>
</office:document-meta>
</file>